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54.6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227.2pt"/>
    </style:style>
    <style:style style:name="co7" style:family="table-column">
      <style:table-column-properties fo:break-before="auto" style:column-width="67.35pt"/>
    </style:style>
    <style:style style:name="co8" style:family="table-column">
      <style:table-column-properties fo:break-before="auto" style:column-width="29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peX</text:p>
          </table:table-cell>
          <table:table-cell office:value-type="string" calcext:value-type="string">
            <text:p>Scope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Gcod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G31 C0 P500</text:p>
          </table:table-cell>
          <table:table-cell/>
          <table:table-cell table:formula="of:=CONCATENATE([.H2];[.I2];&quot; X&quot;;ROUND([.B2];3); &quot; Y&quot;;ROUND([.C2];3);&quot; Z&quot;;ROUND([.F2];3))" office:value-type="string" office:string-value="G31 C0 P500 X130 Y230 Z1.3" calcext:value-type="string">
            <text:p>G31 C0 P500 X130 Y230 Z1.3</text:p>
          </table:table-cell>
        </table:table-row>
        <table:table-row table:style-name="ro1">
          <table:table-cell office:value-type="string" calcext:value-type="string">
            <text:p>Ex1</text:p>
          </table:table-cell>
          <table:table-cell office:value-type="float" office:value="79.4" calcext:value-type="float">
            <text:p>79.4</text:p>
          </table:table-cell>
          <table:table-cell office:value-type="float" office:value="191.9" calcext:value-type="float">
            <text:p>191.9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0 R80 S165</text:p>
          </table:table-cell>
          <table:table-cell/>
          <table:table-cell table:formula="of:=CONCATENATE([.H3];[.I3];&quot; X&quot;;ROUND([.B3];3); &quot; Y&quot;;ROUND([.C3];3);&quot; Z&quot;;ROUND([.F3];3))" office:value-type="string" office:string-value="G10 P0 R80 S165 X79.4 Y191.9 Z0" calcext:value-type="string">
            <text:p>G10 P0 R80 S165 X79.4 Y191.9 Z0</text:p>
          </table:table-cell>
        </table:table-row>
        <table:table-row table:style-name="ro1">
          <table:table-cell office:value-type="string" calcext:value-type="string">
            <text:p>Ex2</text:p>
          </table:table-cell>
          <table:table-cell office:value-type="float" office:value="11.9" calcext:value-type="float">
            <text:p>11.9</text:p>
          </table:table-cell>
          <table:table-cell office:value-type="float" office:value="214.35" calcext:value-type="float">
            <text:p>214.35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1 R80 S165</text:p>
          </table:table-cell>
          <table:table-cell/>
          <table:table-cell table:formula="of:=CONCATENATE([.H4];[.I4];&quot; X&quot;;ROUND([.B4];3); &quot; Y&quot;;ROUND([.C4];3);&quot; Z&quot;;ROUND([.F4];3))" office:value-type="string" office:string-value="G10 P1 R80 S165 X11.9 Y214.35 Z0" calcext:value-type="string">
            <text:p>G10 P1 R80 S165 X11.9 Y214.35 Z0</text:p>
          </table:table-cell>
        </table:table-row>
        <table:table-row table:style-name="ro1">
          <table:table-cell office:value-type="string" calcext:value-type="string">
            <text:p>Ex3</text:p>
          </table:table-cell>
          <table:table-cell office:value-type="float" office:value="77.65" calcext:value-type="float">
            <text:p>77.65</text:p>
          </table:table-cell>
          <table:table-cell office:value-type="float" office:value="90.55" calcext:value-type="float">
            <text:p>90.55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2 R80 S165</text:p>
          </table:table-cell>
          <table:table-cell/>
          <table:table-cell table:formula="of:=CONCATENATE([.H5];[.I5];&quot; X&quot;;ROUND([.B5];3); &quot; Y&quot;;ROUND([.C5];3);&quot; Z&quot;;ROUND([.F5];3))" office:value-type="string" office:string-value="G10 P2 R80 S165 X77.65 Y90.55 Z0" calcext:value-type="string">
            <text:p>G10 P2 R80 S165 X77.65 Y90.55 Z0</text:p>
          </table:table-cell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13.65" calcext:value-type="float">
            <text:p>13.65</text:p>
          </table:table-cell>
          <table:table-cell office:value-type="float" office:value="93.15" calcext:value-type="float">
            <text:p>93.15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3 R80 S165</text:p>
          </table:table-cell>
          <table:table-cell/>
          <table:table-cell table:formula="of:=CONCATENATE([.H6];[.I6];&quot; X&quot;;ROUND([.B6];3); &quot; Y&quot;;ROUND([.C6];3);&quot; Z&quot;;ROUND([.F6];3))" office:value-type="string" office:string-value="G10 P3 R80 S165 X13.65 Y93.15 Z0" calcext:value-type="string">
            <text:p>G10 P3 R80 S165 X13.65 Y93.15 Z0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199.2" calcext:value-type="float">
            <text:p>199.2</text:p>
          </table:table-cell>
          <table:table-cell office:value-type="float" office:value="225.15" calcext:value-type="float">
            <text:p>225.15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4 R-273.15 S-273.15</text:p>
          </table:table-cell>
          <table:table-cell/>
          <table:table-cell table:formula="of:=CONCATENATE([.H7];[.I7];&quot; X&quot;;ROUND([.B7];3); &quot; Y&quot;;ROUND([.C7];3);&quot; Z&quot;;ROUND([.F7];3))" office:value-type="string" office:string-value="G10 P4 R-273.15 S-273.15 X199.2 Y225.15 Z0" calcext:value-type="string">
            <text:p>G10 P4 R-273.15 S-273.15 X199.2 Y225.15 Z0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float" office:value="22.4" calcext:value-type="float">
            <text:p>22.4</text:p>
          </table:table-cell>
          <table:table-cell office:value-type="float" office:value="234.8" calcext:value-type="float">
            <text:p>234.8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5 R-273.15 S-273.15</text:p>
          </table:table-cell>
          <table:table-cell/>
          <table:table-cell table:formula="of:=CONCATENATE([.H8];[.I8];&quot; X&quot;;ROUND([.B8];3); &quot; Y&quot;;ROUND([.C8];3);&quot; Z&quot;;ROUND([.F8];3))" office:value-type="string" office:string-value="G10 P5 R-273.15 S-273.15 X22.4 Y234.8 Z0" calcext:value-type="string">
            <text:p>G10 P5 R-273.15 S-273.15 X22.4 Y234.8 Z0</text:p>
          </table:table-cell>
        </table:table-row>
        <table:table-row table:style-name="ro1">
          <table:table-cell office:value-type="string" calcext:value-type="string">
            <text:p>Microscop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5">
            <text:p>1) Send machine to a region with plenty of room to change tools, perhaps “G0 X150 Y225”. These coordinates are now the “ScopeX/Y” reference point, where the microscope's crosshairs are aligned to.</text:p>
            <text:p/>
            <text:p>2) Leave a mark with each tool. For the probe, this can be approximately estimated. For extruders, use thermal paper. For lasers, simply fire briefly. For spindles, manually rotating an inexpensive bit works.</text:p>
            <text:p/>
            <text:p>3) Jog the machine until each mark is under the crosshairs, recording the readout under “X/Y” fields here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Relative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G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e</text:p>
          </table:table-cell>
          <table:table-cell table:formula="of:=[Raw.B2]-[Raw.D2]" office:value-type="float" office:value="-20" calcext:value-type="float">
            <text:p>-20</text:p>
          </table:table-cell>
          <table:table-cell table:formula="of:=[Raw.C2]-[Raw.E2]" office:value-type="float" office:value="5" calcext:value-type="float">
            <text:p>5</text:p>
          </table:table-cell>
          <table:table-cell table:formula="of:=[Raw.F2]" office:value-type="float" office:value="1.3" calcext:value-type="float">
            <text:p>1.3</text:p>
          </table:table-cell>
          <table:table-cell/>
          <table:table-cell office:value-type="string" calcext:value-type="string">
            <text:p>G31 C0 P500</text:p>
          </table:table-cell>
          <table:table-cell/>
          <table:table-cell table:formula="of:=CONCATENATE([.F2];[.G2];&quot; X&quot;;ROUND([.B2];3); &quot; Y&quot;;ROUND([.C2];3);&quot; Z&quot;;ROUND([.D2];3))" office:value-type="string" office:string-value="G31 C0 P500 X-20 Y5 Z1.3" calcext:value-type="string">
            <text:p>G31 C0 P500 X-20 Y5 Z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1</text:p>
          </table:table-cell>
          <table:table-cell table:formula="of:=[Raw.B3]-[Raw.D3]" office:value-type="float" office:value="-70.6" calcext:value-type="float">
            <text:p>-70.6</text:p>
          </table:table-cell>
          <table:table-cell table:formula="of:=[Raw.C3]-[Raw.E3]" office:value-type="float" office:value="-33.1" calcext:value-type="float">
            <text:p>-33.1</text:p>
          </table:table-cell>
          <table:table-cell table:formula="of:=[Raw.F3]" office:value-type="float" office:value="0" calcext:value-type="float">
            <text:p>0</text:p>
          </table:table-cell>
          <table:table-cell/>
          <table:table-cell office:value-type="string" calcext:value-type="string">
            <text:p>G10 P0 R80 S165</text:p>
          </table:table-cell>
          <table:table-cell/>
          <table:table-cell table:formula="of:=CONCATENATE([.F3];[.G3];&quot; X&quot;;ROUND([.B3];3); &quot; Y&quot;;ROUND([.C3];3);&quot; Z&quot;;ROUND([.D3];3))" office:value-type="string" office:string-value="G10 P0 R80 S165 X-70.6 Y-33.1 Z0" calcext:value-type="string">
            <text:p>G10 P0 R80 S165 X-70.6 Y-33.1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2</text:p>
          </table:table-cell>
          <table:table-cell table:formula="of:=[Raw.B4]-[Raw.D4]" office:value-type="float" office:value="-138.1" calcext:value-type="float">
            <text:p>-138.1</text:p>
          </table:table-cell>
          <table:table-cell table:formula="of:=[Raw.C4]-[Raw.E4]" office:value-type="float" office:value="-10.65" calcext:value-type="float">
            <text:p>-10.65</text:p>
          </table:table-cell>
          <table:table-cell table:formula="of:=[Raw.F4]" office:value-type="float" office:value="0" calcext:value-type="float">
            <text:p>0</text:p>
          </table:table-cell>
          <table:table-cell/>
          <table:table-cell office:value-type="string" calcext:value-type="string">
            <text:p>G10 P1 R80 S165</text:p>
          </table:table-cell>
          <table:table-cell/>
          <table:table-cell table:formula="of:=CONCATENATE([.F4];[.G4];&quot; X&quot;;ROUND([.B4];3); &quot; Y&quot;;ROUND([.C4];3);&quot; Z&quot;;ROUND([.D4];3))" office:value-type="string" office:string-value="G10 P1 R80 S165 X-138.1 Y-10.65 Z0" calcext:value-type="string">
            <text:p>G10 P1 R80 S165 X-138.1 Y-10.65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3</text:p>
          </table:table-cell>
          <table:table-cell table:formula="of:=[Raw.B5]-[Raw.D5]" office:value-type="float" office:value="-72.35" calcext:value-type="float">
            <text:p>-72.35</text:p>
          </table:table-cell>
          <table:table-cell table:formula="of:=[Raw.C5]-[Raw.E5]" office:value-type="float" office:value="-134.45" calcext:value-type="float">
            <text:p>-134.45</text:p>
          </table:table-cell>
          <table:table-cell table:formula="of:=[Raw.F5]" office:value-type="float" office:value="0" calcext:value-type="float">
            <text:p>0</text:p>
          </table:table-cell>
          <table:table-cell/>
          <table:table-cell office:value-type="string" calcext:value-type="string">
            <text:p>G10 P2 R80 S165</text:p>
          </table:table-cell>
          <table:table-cell/>
          <table:table-cell table:formula="of:=CONCATENATE([.F5];[.G5];&quot; X&quot;;ROUND([.B5];3); &quot; Y&quot;;ROUND([.C5];3);&quot; Z&quot;;ROUND([.D5];3))" office:value-type="string" office:string-value="G10 P2 R80 S165 X-72.35 Y-134.45 Z0" calcext:value-type="string">
            <text:p>G10 P2 R80 S165 X-72.35 Y-134.45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4</text:p>
          </table:table-cell>
          <table:table-cell table:formula="of:=[Raw.B6]-[Raw.D6]" office:value-type="float" office:value="-136.35" calcext:value-type="float">
            <text:p>-136.35</text:p>
          </table:table-cell>
          <table:table-cell table:formula="of:=[Raw.C6]-[Raw.E6]" office:value-type="float" office:value="-131.85" calcext:value-type="float">
            <text:p>-131.85</text:p>
          </table:table-cell>
          <table:table-cell table:formula="of:=[Raw.F6]" office:value-type="float" office:value="0" calcext:value-type="float">
            <text:p>0</text:p>
          </table:table-cell>
          <table:table-cell/>
          <table:table-cell office:value-type="string" calcext:value-type="string">
            <text:p>G10 P3 R80 S165</text:p>
          </table:table-cell>
          <table:table-cell/>
          <table:table-cell table:formula="of:=CONCATENATE([.F6];[.G6];&quot; X&quot;;ROUND([.B6];3); &quot; Y&quot;;ROUND([.C6];3);&quot; Z&quot;;ROUND([.D6];3))" office:value-type="string" office:string-value="G10 P3 R80 S165 X-136.35 Y-131.85 Z0" calcext:value-type="string">
            <text:p>G10 P3 R80 S165 X-136.35 Y-131.85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</text:p>
          </table:table-cell>
          <table:table-cell table:formula="of:=[Raw.B7]-[Raw.D7]" office:value-type="float" office:value="49.2" calcext:value-type="float">
            <text:p>49.2</text:p>
          </table:table-cell>
          <table:table-cell table:formula="of:=[Raw.C7]-[Raw.E7]" office:value-type="float" office:value="0.150000000000006" calcext:value-type="float">
            <text:p>0.15</text:p>
          </table:table-cell>
          <table:table-cell table:formula="of:=[Raw.F7]" office:value-type="float" office:value="0" calcext:value-type="float">
            <text:p>0</text:p>
          </table:table-cell>
          <table:table-cell/>
          <table:table-cell office:value-type="string" calcext:value-type="string">
            <text:p>G10 P4 R-273.15 S-273.15</text:p>
          </table:table-cell>
          <table:table-cell/>
          <table:table-cell table:formula="of:=CONCATENATE([.F7];[.G7];&quot; X&quot;;ROUND([.B7];3); &quot; Y&quot;;ROUND([.C7];3);&quot; Z&quot;;ROUND([.D7];3))" office:value-type="string" office:string-value="G10 P4 R-273.15 S-273.15 X49.2 Y0.15 Z0" calcext:value-type="string">
            <text:p>G10 P4 R-273.15 S-273.15 X49.2 Y0.15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dle</text:p>
          </table:table-cell>
          <table:table-cell table:formula="of:=[Raw.B8]-[Raw.D8]" office:value-type="float" office:value="-227.6" calcext:value-type="float">
            <text:p>-227.6</text:p>
          </table:table-cell>
          <table:table-cell table:formula="of:=[Raw.C8]-[Raw.E8]" office:value-type="float" office:value="9.80000000000001" calcext:value-type="float">
            <text:p>9.8</text:p>
          </table:table-cell>
          <table:table-cell table:formula="of:=[Raw.F8]" office:value-type="float" office:value="0" calcext:value-type="float">
            <text:p>0</text:p>
          </table:table-cell>
          <table:table-cell/>
          <table:table-cell office:value-type="string" calcext:value-type="string">
            <text:p>G10 P5 R-273.15 S-273.15</text:p>
          </table:table-cell>
          <table:table-cell/>
          <table:table-cell table:formula="of:=CONCATENATE([.F8];[.G8];&quot; X&quot;;ROUND([.B8];3); &quot; Y&quot;;ROUND([.C8];3);&quot; Z&quot;;ROUND([.D8];3))" office:value-type="string" office:string-value="G10 P5 R-273.15 S-273.15 X-227.6 Y9.8 Z0" calcext:value-type="string">
            <text:p>G10 P5 R-273.15 S-273.15 X-227.6 Y9.8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cope</text:p>
          </table:table-cell>
          <table:table-cell table:formula="of:=[Raw.B9]-[Raw.D9]" office:value-type="float" office:value="0" calcext:value-type="float">
            <text:p>0</text:p>
          </table:table-cell>
          <table:table-cell table:formula="of:=[Raw.C9]-[Raw.E9]" office:value-type="float" office:value="0" calcext:value-type="float">
            <text:p>0</text:p>
          </table:table-cell>
          <table:table-cell table:formula="of:=[Raw.F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4">
            <text:p>Distances relative to microscope, calculated from Raw sheet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Offset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formula="of:=[Relative.A1]" office:value-type="string" office:string-value="Tool" calcext:value-type="string">
            <text:p>Tool</text:p>
          </table:table-cell>
          <table:table-cell table:formula="of:=[Relative.B1]" office:value-type="string" office:string-value="X" calcext:value-type="string">
            <text:p>X</text:p>
          </table:table-cell>
          <table:table-cell table:formula="of:=[Relative.C1]" office:value-type="string" office:string-value="Y" calcext:value-type="string">
            <text:p>Y</text:p>
          </table:table-cell>
          <table:table-cell table:formula="of:=[Relative.D1]" office:value-type="string" office:string-value="Z" calcext:value-type="string">
            <text:p>Z</text:p>
          </table:table-cell>
          <table:table-cell/>
          <table:table-cell table:formula="of:=[Relative.F1]" office:value-type="string" office:string-value="Prefix" calcext:value-type="string">
            <text:p>Prefix</text:p>
          </table:table-cell>
          <table:table-cell table:formula="of:=[Relative.G1]" office:value-type="string" office:string-value="Suffix" calcext:value-type="string">
            <text:p>Suffix</text:p>
          </table:table-cell>
          <table:table-cell table:formula="of:=[Relative.H1]" office:value-type="string" office:string-value="Gcode" calcext:value-type="string">
            <text:p>Gcode</text:p>
          </table:table-cell>
          <table:table-cell table:number-columns-repeated="2"/>
          <table:table-cell office:value-type="string" calcext:value-type="string">
            <text:p>OffsetX</text:p>
          </table:table-cell>
          <table:table-cell office:value-type="string" calcext:value-type="string">
            <text:p>OffsetY</text:p>
          </table:table-cell>
        </table:table-row>
        <table:table-row table:style-name="ro1">
          <table:table-cell table:formula="of:=[Relative.A2]" office:value-type="string" office:string-value="Probe" calcext:value-type="string">
            <text:p>Probe</text:p>
          </table:table-cell>
          <table:table-cell table:formula="of:=[Relative.B2]+[.K$2]" office:value-type="float" office:value="-20" calcext:value-type="float">
            <text:p>-20</text:p>
          </table:table-cell>
          <table:table-cell table:formula="of:=[Relative.C2]+[.L$2]" office:value-type="float" office:value="5" calcext:value-type="float">
            <text:p>5</text:p>
          </table:table-cell>
          <table:table-cell table:formula="of:=[Relative.D2]" office:value-type="float" office:value="1.3" calcext:value-type="float">
            <text:p>1.3</text:p>
          </table:table-cell>
          <table:table-cell/>
          <table:table-cell table:formula="of:=[Relative.F2]" office:value-type="string" office:string-value="G31 C0 P500" calcext:value-type="string">
            <text:p>G31 C0 P500</text:p>
          </table:table-cell>
          <table:table-cell/>
          <table:table-cell table:formula="of:=CONCATENATE([.F2];[.G2];&quot; X&quot;;ROUND([.B2];3); &quot; Y&quot;;ROUND([.C2];3);&quot; Z&quot;;ROUND([.D2];3))" office:value-type="string" office:string-value="G31 C0 P500 X-20 Y5 Z1.3" calcext:value-type="string">
            <text:p>G31 C0 P500 X-20 Y5 Z1.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Relative.A3]" office:value-type="string" office:string-value="Ex1" calcext:value-type="string">
            <text:p>Ex1</text:p>
          </table:table-cell>
          <table:table-cell table:formula="of:=[Relative.B3]+[.K$2]" office:value-type="float" office:value="-70.6" calcext:value-type="float">
            <text:p>-70.6</text:p>
          </table:table-cell>
          <table:table-cell table:formula="of:=[Relative.C3]+[.L$2]" office:value-type="float" office:value="-33.1" calcext:value-type="float">
            <text:p>-33.1</text:p>
          </table:table-cell>
          <table:table-cell table:formula="of:=[Relative.D3]" office:value-type="float" office:value="0" calcext:value-type="float">
            <text:p>0</text:p>
          </table:table-cell>
          <table:table-cell/>
          <table:table-cell table:formula="of:=[Relative.F3]" office:value-type="string" office:string-value="G10 P0 R80 S165" calcext:value-type="string">
            <text:p>G10 P0 R80 S165</text:p>
          </table:table-cell>
          <table:table-cell/>
          <table:table-cell table:formula="of:=CONCATENATE([.F3];[.G3];&quot; X&quot;;ROUND([.B3];3); &quot; Y&quot;;ROUND([.C3];3);&quot; Z&quot;;ROUND([.D3];3))" office:value-type="string" office:string-value="G10 P0 R80 S165 X-70.6 Y-33.1 Z0" calcext:value-type="string">
            <text:p>G10 P0 R80 S165 X-70.6 Y-33.1 Z0</text:p>
          </table:table-cell>
          <table:table-cell table:number-columns-repeated="4"/>
        </table:table-row>
        <table:table-row table:style-name="ro1">
          <table:table-cell table:formula="of:=[Relative.A4]" office:value-type="string" office:string-value="Ex2" calcext:value-type="string">
            <text:p>Ex2</text:p>
          </table:table-cell>
          <table:table-cell table:formula="of:=[Relative.B4]+[.K$2]" office:value-type="float" office:value="-138.1" calcext:value-type="float">
            <text:p>-138.1</text:p>
          </table:table-cell>
          <table:table-cell table:formula="of:=[Relative.C4]+[.L$2]" office:value-type="float" office:value="-10.65" calcext:value-type="float">
            <text:p>-10.65</text:p>
          </table:table-cell>
          <table:table-cell table:formula="of:=[Relative.D4]" office:value-type="float" office:value="0" calcext:value-type="float">
            <text:p>0</text:p>
          </table:table-cell>
          <table:table-cell/>
          <table:table-cell table:formula="of:=[Relative.F4]" office:value-type="string" office:string-value="G10 P1 R80 S165" calcext:value-type="string">
            <text:p>G10 P1 R80 S165</text:p>
          </table:table-cell>
          <table:table-cell/>
          <table:table-cell table:formula="of:=CONCATENATE([.F4];[.G4];&quot; X&quot;;ROUND([.B4];3); &quot; Y&quot;;ROUND([.C4];3);&quot; Z&quot;;ROUND([.D4];3))" office:value-type="string" office:string-value="G10 P1 R80 S165 X-138.1 Y-10.65 Z0" calcext:value-type="string">
            <text:p>G10 P1 R80 S165 X-138.1 Y-10.65 Z0</text:p>
          </table:table-cell>
          <table:table-cell table:number-columns-repeated="4"/>
        </table:table-row>
        <table:table-row table:style-name="ro1">
          <table:table-cell table:formula="of:=[Relative.A5]" office:value-type="string" office:string-value="Ex3" calcext:value-type="string">
            <text:p>Ex3</text:p>
          </table:table-cell>
          <table:table-cell table:formula="of:=[Relative.B5]+[.K$2]" office:value-type="float" office:value="-72.35" calcext:value-type="float">
            <text:p>-72.35</text:p>
          </table:table-cell>
          <table:table-cell table:formula="of:=[Relative.C5]+[.L$2]" office:value-type="float" office:value="-134.45" calcext:value-type="float">
            <text:p>-134.45</text:p>
          </table:table-cell>
          <table:table-cell table:formula="of:=[Relative.D5]" office:value-type="float" office:value="0" calcext:value-type="float">
            <text:p>0</text:p>
          </table:table-cell>
          <table:table-cell/>
          <table:table-cell table:formula="of:=[Relative.F5]" office:value-type="string" office:string-value="G10 P2 R80 S165" calcext:value-type="string">
            <text:p>G10 P2 R80 S165</text:p>
          </table:table-cell>
          <table:table-cell/>
          <table:table-cell table:formula="of:=CONCATENATE([.F5];[.G5];&quot; X&quot;;ROUND([.B5];3); &quot; Y&quot;;ROUND([.C5];3);&quot; Z&quot;;ROUND([.D5];3))" office:value-type="string" office:string-value="G10 P2 R80 S165 X-72.35 Y-134.45 Z0" calcext:value-type="string">
            <text:p>G10 P2 R80 S165 X-72.35 Y-134.45 Z0</text:p>
          </table:table-cell>
          <table:table-cell table:number-columns-repeated="4"/>
        </table:table-row>
        <table:table-row table:style-name="ro1">
          <table:table-cell table:formula="of:=[Relative.A6]" office:value-type="string" office:string-value="Ex4" calcext:value-type="string">
            <text:p>Ex4</text:p>
          </table:table-cell>
          <table:table-cell table:formula="of:=[Relative.B6]+[.K$2]" office:value-type="float" office:value="-136.35" calcext:value-type="float">
            <text:p>-136.35</text:p>
          </table:table-cell>
          <table:table-cell table:formula="of:=[Relative.C6]+[.L$2]" office:value-type="float" office:value="-131.85" calcext:value-type="float">
            <text:p>-131.85</text:p>
          </table:table-cell>
          <table:table-cell table:formula="of:=[Relative.D6]" office:value-type="float" office:value="0" calcext:value-type="float">
            <text:p>0</text:p>
          </table:table-cell>
          <table:table-cell/>
          <table:table-cell table:formula="of:=[Relative.F6]" office:value-type="string" office:string-value="G10 P3 R80 S165" calcext:value-type="string">
            <text:p>G10 P3 R80 S165</text:p>
          </table:table-cell>
          <table:table-cell/>
          <table:table-cell table:formula="of:=CONCATENATE([.F6];[.G6];&quot; X&quot;;ROUND([.B6];3); &quot; Y&quot;;ROUND([.C6];3);&quot; Z&quot;;ROUND([.D6];3))" office:value-type="string" office:string-value="G10 P3 R80 S165 X-136.35 Y-131.85 Z0" calcext:value-type="string">
            <text:p>G10 P3 R80 S165 X-136.35 Y-131.85 Z0</text:p>
          </table:table-cell>
          <table:table-cell table:number-columns-repeated="4"/>
        </table:table-row>
        <table:table-row table:style-name="ro1">
          <table:table-cell table:formula="of:=[Relative.A7]" office:value-type="string" office:string-value="Laser" calcext:value-type="string">
            <text:p>Laser</text:p>
          </table:table-cell>
          <table:table-cell table:formula="of:=[Relative.B7]+[.K$2]" office:value-type="float" office:value="49.2" calcext:value-type="float">
            <text:p>49.2</text:p>
          </table:table-cell>
          <table:table-cell table:formula="of:=[Relative.C7]+[.L$2]" office:value-type="float" office:value="0.150000000000006" calcext:value-type="float">
            <text:p>0.15</text:p>
          </table:table-cell>
          <table:table-cell table:formula="of:=[Relative.D7]" office:value-type="float" office:value="0" calcext:value-type="float">
            <text:p>0</text:p>
          </table:table-cell>
          <table:table-cell/>
          <table:table-cell table:formula="of:=[Relative.F7]" office:value-type="string" office:string-value="G10 P4 R-273.15 S-273.15" calcext:value-type="string">
            <text:p>G10 P4 R-273.15 S-273.15</text:p>
          </table:table-cell>
          <table:table-cell/>
          <table:table-cell table:formula="of:=CONCATENATE([.F7];[.G7];&quot; X&quot;;ROUND([.B7];3); &quot; Y&quot;;ROUND([.C7];3);&quot; Z&quot;;ROUND([.D7];3))" office:value-type="string" office:string-value="G10 P4 R-273.15 S-273.15 X49.2 Y0.15 Z0" calcext:value-type="string">
            <text:p>G10 P4 R-273.15 S-273.15 X49.2 Y0.15 Z0</text:p>
          </table:table-cell>
          <table:table-cell table:number-columns-repeated="4"/>
        </table:table-row>
        <table:table-row table:style-name="ro1">
          <table:table-cell table:formula="of:=[Relative.A8]" office:value-type="string" office:string-value="Spindle" calcext:value-type="string">
            <text:p>Spindle</text:p>
          </table:table-cell>
          <table:table-cell table:formula="of:=[Relative.B8]+[.K$2]" office:value-type="float" office:value="-227.6" calcext:value-type="float">
            <text:p>-227.6</text:p>
          </table:table-cell>
          <table:table-cell table:formula="of:=[Relative.C8]+[.L$2]" office:value-type="float" office:value="9.80000000000001" calcext:value-type="float">
            <text:p>9.8</text:p>
          </table:table-cell>
          <table:table-cell table:formula="of:=[Relative.D8]" office:value-type="float" office:value="0" calcext:value-type="float">
            <text:p>0</text:p>
          </table:table-cell>
          <table:table-cell/>
          <table:table-cell table:formula="of:=[Relative.F8]" office:value-type="string" office:string-value="G10 P5 R-273.15 S-273.15" calcext:value-type="string">
            <text:p>G10 P5 R-273.15 S-273.15</text:p>
          </table:table-cell>
          <table:table-cell/>
          <table:table-cell table:formula="of:=CONCATENATE([.F8];[.G8];&quot; X&quot;;ROUND([.B8];3); &quot; Y&quot;;ROUND([.C8];3);&quot; Z&quot;;ROUND([.D8];3))" office:value-type="string" office:string-value="G10 P5 R-273.15 S-273.15 X-227.6 Y9.8 Z0" calcext:value-type="string">
            <text:p>G10 P5 R-273.15 S-273.15 X-227.6 Y9.8 Z0</text:p>
          </table:table-cell>
          <table:table-cell table:number-columns-repeated="4"/>
        </table:table-row>
        <table:table-row table:style-name="ro1">
          <table:table-cell table:formula="of:=[Relative.A9]" office:value-type="string" office:string-value="Microscope" calcext:value-type="string">
            <text:p>Microscope</text:p>
          </table:table-cell>
          <table:table-cell table:formula="of:=[Relative.B9]+[.K$2]" office:value-type="float" office:value="0" calcext:value-type="float">
            <text:p>0</text:p>
          </table:table-cell>
          <table:table-cell table:formula="of:=[Relative.C9]+[.L$2]" office:value-type="float" office:value="0" calcext:value-type="float">
            <text:p>0</text:p>
          </table:table-cell>
          <table:table-cell table:formula="of:=[Relative.D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4">
            <text:p>Distances relative to OffsetX/Y coordinate. In effect, setting an origin for the tool platform. Useful to ensure non-positive coordiantes for all tools, or at least specific tools planned for a given job.</text:p>
          </table:table-cell>
          <table:covered-table-cell table:number-columns-repeated="9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3:44:22.950305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22:10:16.792096919</meta:creation-date>
    <dc:date>2016-01-20T14:28:39.136891205</dc:date>
    <meta:editing-duration>PT14H48M7S</meta:editing-duration>
    <meta:editing-cycles>46</meta:editing-cycles>
    <meta:generator>LibreOffice/5.0.4.2$Linux_X86_64 LibreOffice_project/00m0$Build-2</meta:generator>
    <meta:document-statistic meta:table-count="3" meta:cell-count="184" meta:object-count="0"/>
  </office:meta>
</office:document-meta>
</file>